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6cm" draw:marker-start-width="0.519cm" draw:marker-end-width="0.519cm" draw:fill="solid" draw:fill-color="#99cc99" draw:textarea-horizontal-align="justify" draw:textarea-vertical-align="middle" draw:auto-grow-height="fals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519cm" draw:marker-end-width="0.519cm" draw:fill-color="#e6e6ff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objectwithoutfill">
      <style:graphic-properties svg:stroke-width="0.071cm" svg:stroke-color="#333333" draw:marker-start-width="0.413cm" draw:marker-end-width="0.413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33" style:font-name="DejaVu Sans Mono1" fo:font-size="16pt" style:font-size-asian="16pt" style:font-size-complex="16pt"/>
    </style:style>
    <style:style style:name="P3" style:family="paragraph">
      <style:text-properties fo:color="#333333" style:font-name="DejaVu Sans Mono1" fo:font-size="20pt" fo:font-weight="bold" style:font-size-asian="20pt" style:font-weight-asian="bold" style:font-size-complex="20pt" style:font-weight-complex="bold"/>
    </style:style>
    <style:style style:name="P4" style:family="paragraph">
      <style:text-properties style:font-name="DejaVu Sans Mono1"/>
    </style:style>
    <style:style style:name="T1" style:family="text">
      <style:text-properties fo:color="#333333" style:font-name="DejaVu Sans Mono1" fo:font-size="16pt" style:font-size-asian="16pt" style:font-size-complex="16pt"/>
    </style:style>
    <style:style style:name="T2" style:family="text">
      <style:text-properties fo:color="#333333" style:font-name="DejaVu Sans Mono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194cm" svg:height="21.20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225cm" svg:height="17.653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778cm" svg:x="1.889cm" svg:y="19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699cm" svg:height="1.778cm" svg:x="23.882cm" svg:y="19.1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699cm" svg:height="1.778cm" svg:x="23.875cm" svg:y="13.16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699cm" svg:height="1.778cm" svg:x="23.882cm" svg:y="16.16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3.55cm" svg:height="0.911cm" svg:x="24.436cm" svg:y="15.224cm">
          <draw:text-box>
            <text:p><text:span text:style-name="T1">Last shot</text:span></text:p>
          </draw:text-box>
        </draw:frame>
        <draw:frame draw:style-name="gr5" draw:text-style-name="P2" draw:layer="layout" svg:width="4.227cm" svg:height="0.911cm" svg:x="24.115cm" svg:y="18.251cm">
          <draw:text-box>
            <text:p><text:span text:style-name="T1">Total score</text:span></text:p>
          </draw:text-box>
        </draw:frame>
        <draw:frame draw:style-name="gr5" draw:text-style-name="P2" draw:layer="layout" svg:width="4.227cm" svg:height="0.911cm" svg:x="24.114cm" svg:y="12.281cm">
          <draw:text-box>
            <text:p><text:span text:style-name="T1">Bloobs used</text:span></text:p>
          </draw:text-box>
        </draw:frame>
        <draw:custom-shape draw:style-name="gr3" draw:text-style-name="P1" draw:layer="layout" svg:width="4.692cm" svg:height="9.017cm" svg:x="23.878cm" svg:y="2.66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6.224cm" svg:y1="2.655cm" svg:x2="26.224cm" svg:y2="11.672cm">
          <text:p/>
        </draw:line>
        <draw:line draw:style-name="gr6" draw:text-style-name="P1" draw:layer="layout" svg:x1="23.864cm" svg:y1="10.402cm" svg:x2="28.563cm" svg:y2="10.402cm">
          <text:p/>
        </draw:line>
        <draw:line draw:style-name="gr6" draw:text-style-name="P1" draw:layer="layout" svg:x1="23.86cm" svg:y1="9.114cm" svg:x2="28.559cm" svg:y2="9.114cm">
          <text:p/>
        </draw:line>
        <draw:line draw:style-name="gr6" draw:text-style-name="P1" draw:layer="layout" svg:x1="23.86cm" svg:y1="7.826cm" svg:x2="28.559cm" svg:y2="7.826cm">
          <text:p/>
        </draw:line>
        <draw:line draw:style-name="gr6" draw:text-style-name="P1" draw:layer="layout" svg:x1="23.86cm" svg:y1="6.539cm" svg:x2="28.559cm" svg:y2="6.539cm">
          <text:p/>
        </draw:line>
        <draw:line draw:style-name="gr6" draw:text-style-name="P1" draw:layer="layout" svg:x1="23.86cm" svg:y1="5.251cm" svg:x2="28.559cm" svg:y2="5.251cm">
          <text:p/>
        </draw:line>
        <draw:line draw:style-name="gr6" draw:text-style-name="P1" draw:layer="layout" svg:x1="23.86cm" svg:y1="3.963cm" svg:x2="28.559cm" svg:y2="3.963cm">
          <text:p/>
        </draw:line>
        <draw:frame draw:style-name="gr7" draw:text-style-name="P3" draw:layer="layout" svg:width="1.785cm" svg:height="1.081cm" svg:x="25.377cm" svg:y="1.57cm">
          <draw:text-box>
            <text:p><text:span text:style-name="T2">TNT</text:span></text:p>
          </draw:text-box>
        </draw:frame>
        <draw:custom-shape draw:style-name="gr3" draw:text-style-name="P1" draw:layer="layout" svg:width="2.032cm" svg:height="2.032cm" svg:x="19.796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857cm" svg:height="0.911cm" svg:x="19.922cm" svg:y="18.66cm">
          <draw:text-box>
            <text:p text:style-name="P4"><text:span text:style-name="T1">n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1:22:27.451863206</meta:creation-date>
    <dc:date>2016-11-05T20:37:14.613878093</dc:date>
    <meta:editing-duration>PT5H3M23S</meta:editing-duration>
    <meta:editing-cycles>11</meta:editing-cycles>
    <meta:generator>LibreOffice/4.2.8.2$Linux_X86_64 LibreOffice_project/420m0$Build-2</meta:generator>
    <meta:document-statistic meta:object-count="20"/>
  </office:meta>
</office:document-meta>
</file>